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263cm"/>
    </style:style>
    <style:style style:name="co2" style:family="table-column">
      <style:table-column-properties fo:break-before="auto" style:column-width="8.908cm"/>
    </style:style>
    <style:style style:name="co3" style:family="table-column">
      <style:table-column-properties fo:break-before="auto" style:column-width="4.099cm"/>
    </style:style>
    <style:style style:name="co4" style:family="table-column">
      <style:table-column-properties fo:break-before="auto" style:column-width="5.41cm"/>
    </style:style>
    <style:style style:name="co5" style:family="table-column">
      <style:table-column-properties fo:break-before="auto" style:column-width="3.274cm"/>
    </style:style>
    <style:style style:name="co6" style:family="table-column">
      <style:table-column-properties fo:break-before="auto" style:column-width="3.302cm"/>
    </style:style>
    <style:style style:name="co7" style:family="table-column">
      <style:table-column-properties fo:break-before="auto" style:column-width="4.593cm"/>
    </style:style>
    <style:style style:name="co8" style:family="table-column">
      <style:table-column-properties fo:break-before="auto" style:column-width="3.191cm"/>
    </style:style>
    <style:style style:name="co9" style:family="table-column">
      <style:table-column-properties fo:break-before="auto" style:column-width="1.725cm"/>
    </style:style>
    <style:style style:name="co10" style:family="table-column">
      <style:table-column-properties fo:break-before="auto" style:column-width="2.127cm"/>
    </style:style>
    <style:style style:name="co11" style:family="table-column">
      <style:table-column-properties fo:break-before="auto" style:column-width="1.446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7.461cm"/>
    </style:style>
    <style:style style:name="co15" style:family="table-column">
      <style:table-column-properties fo:break-before="auto" style:column-width="1.027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711cm" fo:break-before="auto" style:use-optimal-row-height="true"/>
    </style:style>
    <style:style style:name="ro4" style:family="table-row">
      <style:table-row-properties style:row-height="0.993cm" fo:break-before="auto" style:use-optimal-row-height="false"/>
    </style:style>
    <style:style style:name="ro5" style:family="table-row">
      <style:table-row-properties style:row-height="2.263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7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0" style:family="table-cell" style:parent-style-name="Default" style:data-style-name="N82">
      <style:table-cell-properties fo:background-color="#66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2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 style:data-style-name="N82">
      <style:table-cell-properties fo:border="0.002cm solid #000000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6" style:family="table-cell" style:parent-style-name="Default" style:data-style-name="N82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7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8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3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4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5" style:family="table-cell" style:parent-style-name="Default" style:data-style-name="N82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6" style:family="table-cell" style:parent-style-name="Default" style:data-style-name="N82">
      <style:table-cell-properties fo:border="0.002cm solid #000000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7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8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</office:automatic-styles>
  <office:body>
    <office:spreadsheet>
      <table:table table:name="list-of-paper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number-columns-repeated="2" table:default-cell-style-name="ce14"/>
        <table:table-column table:style-name="co10" table:number-columns-repeated="2" table:default-cell-style-name="ce5"/>
        <table:table-column table:style-name="co11" table:default-cell-style-name="ce14"/>
        <table:table-column table:style-name="co12" table:default-cell-style-name="ce14"/>
        <table:table-column table:style-name="co13" table:number-columns-repeated="1010" table:default-cell-style-name="ce14"/>
        <table:table-row table:style-name="ro1">
          <table:table-cell table:style-name="ce1" table:formula="of:=CONCATENATE(&quot;sn(&quot;;MAX([.A2:.A8]);&quot;)&quot;)" office:value-type="string" office:string-value="sn(7)">
            <text:p>sn(7)</text:p>
          </table:table-cell>
          <table:table-cell table:style-name="ce1" office:value-type="string">
            <text:p>title</text:p>
          </table:table-cell>
          <table:table-cell table:style-name="ce7" office:value-type="string">
            <text:p>url</text:p>
          </table:table-cell>
          <table:table-cell table:style-name="ce10" office:value-type="string">
            <text:p>catalyst</text:p>
          </table:table-cell>
          <table:table-cell table:style-name="ce10" office:value-type="string">
            <text:p>into</text:p>
          </table:table-cell>
          <table:table-cell table:style-name="ce10" office:value-type="string">
            <text:p>selectivity</text:p>
          </table:table-cell>
          <table:table-cell table:style-name="ce10" office:value-type="string">
            <text:p>memos</text:p>
          </table:table-cell>
          <table:table-cell table:style-name="ce10" office:value-type="string">
            <text:p>pub</text:p>
          </table:table-cell>
          <table:table-cell table:style-name="ce10" office:value-type="string">
            <text:p>source</text:p>
          </table:table-cell>
          <table:table-cell table:style-name="ce10" office:value-type="string">
            <text:p>people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read</text:p>
          </table:table-cell>
          <table:table-cell/>
          <table:table-cell table:style-name="ce19"/>
          <table:table-cell table:number-columns-repeated="1010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s-6.d-1 / Hybrid plasma-catalytic methanation of CO2</text:p>
            <text:p>at low temperature over ceria zirconia supported Ni catalysts</text:p>
          </table:table-cell>
          <table:table-cell table:style-name="ce8" office:value-type="string">
            <text:p>https://www.sciencedirect.com/science/article/abs/pii/S0360319915307400</text:p>
          </table:table-cell>
          <table:table-cell table:style-name="ce11" office:value-type="string">
            <text:p>-ceria zirconia supported Ni</text:p>
            <text:p>-Ni-CexZr(1−x)O2 <text:s/>(mixed oxides)</text:p>
          </table:table-cell>
          <table:table-cell table:style-name="ce3" office:value-type="string">
            <text:p>methanation </text:p>
          </table:table-cell>
          <table:table-cell table:style-name="ce3" office:value-type="string">
            <text:p>high</text:p>
          </table:table-cell>
          <table:table-cell table:style-name="ce6" office:value-type="string">
            <text:p>-catalyst “only active at high temperature” (when not with plasma)</text:p>
            <text:p>-temp:90–420 °C.</text:p>
          </table:table-cell>
          <table:table-cell table:style-name="ce3" office:value-type="string">
            <text:p>20 July 2016</text:p>
          </table:table-cell>
          <table:table-cell table:style-name="ce3" office:value-type="string">
            <text:p>International Journal of Hydrogen Energy</text:p>
          </table:table-cell>
          <table:table-cell table:style-name="ce3" office:value-type="string">
            <text:p>MagadalenaNizio AbdulkaderAlbarazi SimeonCavadias JacquesAmouroux Maria ElenaGalvez PatrickDa Costa</text:p>
          </table:table-cell>
          <table:table-cell table:number-columns-repeated="2" table:style-name="ce15" office:value-type="date" office:date-value="2021-03-19T13:27:31.01">
            <text:p>03.19</text:p>
          </table:table-cell>
          <table:table-cell table:style-name="ce19" office:value-type="string">
            <text:p>*</text:p>
          </table:table-cell>
          <table:table-cell table:style-name="ce20"/>
          <table:table-cell table:number-columns-repeated="1010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 office:value-type="string">
            <text:p>s-9.d-1 / Low temperature hybrid plasma-catalytic methanation over Ni-Ce-Zr hydrotalcite-derived catalysts</text:p>
          </table:table-cell>
          <table:table-cell table:style-name="ce8" office:value-type="string">
            <text:p>https://www.sciencedirect.com/science/article/abs/pii/S1566736716301492</text:p>
          </table:table-cell>
          <table:table-cell table:style-name="ce11" office:value-type="string">
            <text:p>Ni-Ce-Zr </text:p>
          </table:table-cell>
          <table:table-cell table:style-name="ce3" office:value-type="string">
            <text:p>methanation </text:p>
          </table:table-cell>
          <table:table-cell table:style-name="ce3"/>
          <table:table-cell table:style-name="ce6"/>
          <table:table-cell table:style-name="ce3" office:value-type="string">
            <text:p>5 August 2016</text:p>
          </table:table-cell>
          <table:table-cell table:style-name="ce3" office:value-type="string">
            <text:p>Catalysis Communications</text:p>
          </table:table-cell>
          <table:table-cell table:style-name="ce3" office:value-type="string">
            <text:p>MagdalenaNizio RafikBenrabbah MateuszKrzak, a.o.</text:p>
          </table:table-cell>
          <table:table-cell table:number-columns-repeated="2" table:style-name="ce16" office:value-type="date" office:date-value="2021-03-19T13:24:27.33">
            <text:p>03.19</text:p>
          </table:table-cell>
          <table:table-cell table:style-name="ce19" office:value-type="string">
            <text:p>*</text:p>
          </table:table-cell>
          <table:table-cell table:style-name="ce20"/>
          <table:table-cell table:number-columns-repeated="1010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6" office:value-type="string">
            <text:p>Improved low-temperature activity of</text:p>
            <text:p> Ni–Ce/γ-Al2O3 catalyst with layer structural precursor</text:p>
            <text:p> prepared by cold plasma for CO2 methanation</text:p>
          </table:table-cell>
          <table:table-cell table:style-name="ce8" office:value-type="string">
            <text:p>https://www.sciencedirect.com/science/article/abs/pii/S0360319917313307</text:p>
          </table:table-cell>
          <table:table-cell table:style-name="ce11" office:value-type="string">
            <text:p>-Ni–Ce–Al-LDHs</text:p>
            <text:p>- on γ-Al2O3</text:p>
          </table:table-cell>
          <table:table-cell table:style-name="ce3" office:value-type="string">
            <text:p>methanation 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200–350 °C</text:p>
          </table:table-cell>
          <table:table-cell table:style-name="ce3" office:value-type="string">
            <text:p>4 May 2017</text:p>
          </table:table-cell>
          <table:table-cell table:style-name="ce3" office:value-type="string">
            <text:p>International Journal of Hydrogen Energy</text:p>
          </table:table-cell>
          <table:table-cell table:style-name="ce3" office:value-type="string">
            <text:p>YanXu YanChen JingLi JunZhou MingSong XiaoqingZhang YongxiangYin</text:p>
          </table:table-cell>
          <table:table-cell table:number-columns-repeated="2" table:style-name="ce15" office:value-type="date" office:date-value="2021-03-19T13:53:23.19">
            <text:p>03.19</text:p>
          </table:table-cell>
          <table:table-cell table:style-name="ce19"/>
          <table:table-cell table:style-name="ce20"/>
          <table:table-cell table:number-columns-repeated="1010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>
            <text:p>Effect of glow discharge plasma treatment on the performance of Ni/SiO2 catalyst in CO2 methanation</text:p>
          </table:table-cell>
          <table:table-cell table:style-name="ce8" office:value-type="string">
            <text:p>https://www.sciencedirect.com/science/article/abs/pii/S1872581313600122</text:p>
          </table:table-cell>
          <table:table-cell table:style-name="ce11"/>
          <table:table-cell table:style-name="ce3" table:number-columns-repeated="2"/>
          <table:table-cell table:style-name="ce6"/>
          <table:table-cell table:style-name="ce3" office:value-type="string">
            <text:p>January 2013</text:p>
          </table:table-cell>
          <table:table-cell table:style-name="ce3" office:value-type="string">
            <text:p>Journal of Fuel Chemistry and Technology</text:p>
          </table:table-cell>
          <table:table-cell table:style-name="ce3" office:value-type="string">
            <text:p>XuZHANG Wen-jingSUN WeiCHU</text:p>
          </table:table-cell>
          <table:table-cell table:style-name="ce15" office:value-type="date" office:date-value="2021-03-19T17:02:54.47">
            <text:p>03.19</text:p>
          </table:table-cell>
          <table:table-cell table:style-name="ce15"/>
          <table:table-cell table:style-name="ce19" office:value-type="string">
            <text:p>*</text:p>
          </table:table-cell>
          <table:table-cell table:style-name="ce20"/>
          <table:table-cell table:number-columns-repeated="1010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6" office:value-type="string">
            <text:p>Novel Ni-La-hydrotalcite derived catalysts for CO2 methanation</text:p>
          </table:table-cell>
          <table:table-cell table:style-name="ce3" office:value-type="string">
            <text:p>https://www.sciencedirect.com/science/article/abs/pii/S1566736716301479</text:p>
          </table:table-cell>
          <table:table-cell table:style-name="ce11" office:value-type="string">
            <text:p>- Ni/Mg/La/Al </text:p>
            <text:p>- hydrotalcite-derived mixed oxides</text:p>
          </table:table-cell>
          <table:table-cell table:style-name="ce3"/>
          <table:table-cell table:style-name="ce11" office:value-type="string">
            <text:p>- 99–98%</text:p>
            <text:p>-conversion of 46.5–75%</text:p>
          </table:table-cell>
          <table:table-cell table:style-name="ce6" office:value-type="string">
            <text:p>- 250 to 300 °C</text:p>
          </table:table-cell>
          <table:table-cell table:style-name="ce3" office:value-type="string">
            <text:p>5 August 2016</text:p>
          </table:table-cell>
          <table:table-cell table:style-name="ce3" office:value-type="string">
            <text:p>Catalysis Communications</text:p>
          </table:table-cell>
          <table:table-cell table:style-name="ce3" office:value-type="string">
            <text:p>DominikWierzbicki RadosławDebek MonikaMotak TeresaGrzybek Maria ElenaGálvez PatrickDa Costab</text:p>
          </table:table-cell>
          <table:table-cell table:style-name="ce17" office:value-type="date" office:date-value="2021-03-19T17:03:33.82">
            <text:p>03.19</text:p>
          </table:table-cell>
          <table:table-cell table:style-name="ce17"/>
          <table:table-cell table:style-name="ce15" table:formula="of:=NOW()" office:value-type="date" office:date-value="2021-03-26T15:28:43.5">
            <text:p>03.26</text:p>
          </table:table-cell>
          <table:table-cell table:style-name="ce20"/>
          <table:table-cell table:number-columns-repeated="1010"/>
        </table:table-row>
        <table:table-row table:style-name="ro5">
          <table:table-cell table:style-name="ce3" office:value-type="float" office:value="6">
            <text:p>6</text:p>
          </table:table-cell>
          <table:table-cell table:style-name="ce6" office:value-type="string">
            <text:p>In-situ hydrogasification/regeneration of NiAl-hydrotalcite derived catalyst in the reaction of CO2 reforming of methane: A versatile approach to catalyst recycling</text:p>
          </table:table-cell>
          <table:table-cell table:style-name="ce9" office:value-type="string">
            <text:p>https://www.sciencedirect.com/science/article/abs/pii/S2212982016300270</text:p>
          </table:table-cell>
          <table:table-cell table:style-name="ce12"/>
          <table:table-cell table:style-name="ce9" table:number-columns-repeated="2"/>
          <table:table-cell table:style-name="ce6"/>
          <table:table-cell table:style-name="ce9" office:value-type="string">
            <text:p>June 2016</text:p>
          </table:table-cell>
          <table:table-cell table:style-name="ce9"/>
          <table:table-cell table:style-name="ce9" office:value-type="string">
            <text:p>Z.Abdelsadeka M.Sehailia D.Halliche V.M.Gonzalez-Delacruz J.P.Holgado K.Bachari A.Caballero O.Cherifi</text:p>
          </table:table-cell>
          <table:table-cell table:style-name="ce18" office:value-type="date" office:date-value="2021-03-20T10:18:38.46">
            <text:p>03.20</text:p>
          </table:table-cell>
          <table:table-cell table:style-name="ce18"/>
          <table:table-cell table:style-name="ce15" table:formula="of:=NOW()" office:value-type="date" office:date-value="2021-03-26T15:27:02.08">
            <text:p>03.26</text:p>
          </table:table-cell>
          <table:table-cell table:style-name="ce20"/>
          <table:table-cell table:number-columns-repeated="1010"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6" office:value-type="string">
            <text:p>Plasma assisted catalytic decomposition of CO2</text:p>
          </table:table-cell>
          <table:table-cell table:style-name="ce3" office:value-type="string">
            <text:p>https://www.sciencedirect.com/science/article/abs/pii/S092633731630176X</text:p>
          </table:table-cell>
          <table:table-cell table:style-name="ce11" office:value-type="string">
            <text:p>- TiO2 supported NiO</text:p>
            <text:p>- impregnation and plasma-treatment</text:p>
          </table:table-cell>
          <table:table-cell table:style-name="ce3" table:number-columns-repeated="2"/>
          <table:table-cell table:style-name="ce6" office:value-type="string">
            <text:p>-microwave discharge</text:p>
            <text:p>- catalyst regeneration</text:p>
          </table:table-cell>
          <table:table-cell table:style-name="ce3" office:value-type="string">
            <text:p>5 August 2016</text:p>
          </table:table-cell>
          <table:table-cell table:style-name="ce3" office:value-type="string">
            <text:p>Applied Catalysis B: Environmental</text:p>
          </table:table-cell>
          <table:table-cell table:style-name="ce3" office:value-type="string">
            <text:p>GuoxingChen Violet Georgieva ThomasGodfroid RonySnyders Marie-PauleDelplancke-Ogletreea</text:p>
          </table:table-cell>
          <table:table-cell table:style-name="ce17" office:value-type="date" office:date-value="2021-03-21T14:04:15.37">
            <text:p>03.21</text:p>
          </table:table-cell>
          <table:table-cell table:style-name="ce17"/>
          <table:table-cell table:style-name="ce15" table:formula="of:=NOW()" office:value-type="date" office:date-value="2021-03-26T15:27:02.08">
            <text:p>03.26</text:p>
          </table:table-cell>
          <table:table-cell table:style-name="ce20"/>
          <table:table-cell table:number-columns-repeated="1010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6" office:value-type="string">
            <text:p>Dissociation of CO2 molecules in microwave plasma</text:p>
          </table:table-cell>
          <table:table-cell table:style-name="ce3" office:value-type="string">
            <text:p>https://www.sciencedirect.com/science/article/abs/pii/S0301010411000917</text:p>
          </table:table-cell>
          <table:table-cell table:style-name="ce11" office:value-type="string">
            <text:p>-</text:p>
          </table:table-cell>
          <table:table-cell table:style-name="ce3" table:number-columns-repeated="2"/>
          <table:table-cell table:style-name="ce6"/>
          <table:table-cell table:style-name="ce3" office:value-type="string">
            <text:p>28 April 2011</text:p>
          </table:table-cell>
          <table:table-cell table:style-name="ce3"/>
          <table:table-cell table:style-name="ce3" office:value-type="string">
            <text:p>Alenk Vesel MiranMozetic AleksanderDrenik MarianneBalat-Pichelin</text:p>
          </table:table-cell>
          <table:table-cell table:style-name="ce17" office:value-type="date" office:date-value="2021-03-21T14:18:43.23">
            <text:p>03.21</text:p>
          </table:table-cell>
          <table:table-cell table:style-name="ce17"/>
          <table:table-cell table:style-name="ce15" table:formula="of:=NOW()" office:value-type="date" office:date-value="2021-03-26T15:27:02.08">
            <text:p>03.26</text:p>
          </table:table-cell>
          <table:table-cell table:style-name="ce20"/>
          <table:table-cell table:number-columns-repeated="1010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6" office:value-type="string">
            <text:p>New mechanism insight for the hydrogenation of CO/CO2 gas mixtures to hydrocarbons over iron-based catalyst</text:p>
          </table:table-cell>
          <table:table-cell table:style-name="ce3" office:value-type="string">
            <text:p>https://www.sciencedirect.com/science/article/pii/S1566736721000078</text:p>
          </table:table-cell>
          <table:table-cell table:style-name="ce11" office:value-type="string">
            <text:p>iron-based</text:p>
          </table:table-cell>
          <table:table-cell table:style-name="ce3" office:value-type="string">
            <text:p>hydrocarbons </text:p>
          </table:table-cell>
          <table:table-cell table:style-name="ce3"/>
          <table:table-cell table:style-name="ce6"/>
          <table:table-cell table:style-name="ce3" office:value-type="string">
            <text:p>April 2021</text:p>
          </table:table-cell>
          <table:table-cell table:style-name="ce3" office:value-type="string">
            <text:p>Catalysis Communications</text:p>
            <text:p/>
          </table:table-cell>
          <table:table-cell table:style-name="ce3" office:value-type="string">
            <text:p>SandeepBadoga Michel Martinelli Muthu KumaranGnanamani YoungKoh Wilson D.Shafer</text:p>
          </table:table-cell>
          <table:table-cell table:style-name="ce17" office:value-type="date" office:date-value="2021-03-21T18:00:47.92">
            <text:p>03.21</text:p>
          </table:table-cell>
          <table:table-cell table:style-name="ce17"/>
          <table:table-cell table:style-name="ce15" table:formula="of:=NOW()" office:value-type="date" office:date-value="2021-03-26T15:27:02.08">
            <text:p>03.26</text:p>
          </table:table-cell>
          <table:table-cell table:style-name="ce20"/>
          <table:table-cell table:number-columns-repeated="1010"/>
        </table:table-row>
        <table:table-row table:style-name="ro3">
          <table:table-cell table:style-name="ce3"/>
          <table:table-cell table:style-name="ce6" office:value-type="string">
            <text:p>Recent advances in carbon dioxide hydrogenation to produce olefins and aromatics</text:p>
          </table:table-cell>
          <table:table-cell table:style-name="ce3" office:value-type="string">
            <text:p>https://www.sciencedirect.com/science/article/abs/pii/S2451929421001054</text:p>
          </table:table-cell>
          <table:table-cell table:style-name="ce11"/>
          <table:table-cell table:style-name="ce3" table:number-columns-repeated="2"/>
          <table:table-cell table:style-name="ce6"/>
          <table:table-cell table:style-name="ce3" office:value-type="string">
            <text:p><text:s/>18 March 2021</text:p>
          </table:table-cell>
          <table:table-cell table:style-name="ce3" office:value-type="string">
            <text:p>Chem</text:p>
          </table:table-cell>
          <table:table-cell table:style-name="ce3" office:value-type="string">
            <text:p>DongWang ZhenhuaXie Marc D.Porosoff Jingguang G.Chen</text:p>
          </table:table-cell>
          <table:table-cell table:style-name="ce17" office:value-type="date" office:date-value="2021-03-26T15:24:31.04">
            <text:p>03.26</text:p>
          </table:table-cell>
          <table:table-cell table:style-name="ce17"/>
          <table:table-cell table:style-name="ce15" table:formula="of:=NOW()" office:value-type="date" office:date-value="2021-03-26T15:27:02.08">
            <text:p>03.26</text:p>
          </table:table-cell>
          <table:table-cell table:style-name="ce20"/>
          <table:table-cell table:number-columns-repeated="1010"/>
        </table:table-row>
        <table:table-row table:style-name="ro4" table:number-rows-repeated="4">
          <table:table-cell table:style-name="ce3"/>
          <table:table-cell table:style-name="ce6"/>
          <table:table-cell table:style-name="ce3"/>
          <table:table-cell table:style-name="ce11"/>
          <table:table-cell table:style-name="ce3" table:number-columns-repeated="2"/>
          <table:table-cell table:style-name="ce6"/>
          <table:table-cell table:style-name="ce3" table:number-columns-repeated="3"/>
          <table:table-cell table:style-name="ce17" table:number-columns-repeated="2"/>
          <table:table-cell table:style-name="ce20" table:number-columns-repeated="2"/>
          <table:table-cell table:number-columns-repeated="1010"/>
        </table:table-row>
        <table:table-row table:style-name="ro3">
          <table:table-cell table:number-columns-repeated="3" table:style-name="ce4" office:value-type="string">
            <text:p>*</text:p>
          </table:table-cell>
          <table:table-cell table:style-name="ce13" table:formula="of:=NOW()" office:value-type="date" office:date-value="2021-03-26T15:27:05.67">
            <text:p>2021/3/26 15:27</text:p>
          </table:table-cell>
          <table:table-cell table:style-name="ce13" table:formula="of:=NOW()" office:value-type="date" office:date-value="2021-03-26T15:27:05.67">
            <text:p>2021/3/26 15:27</text:p>
          </table:table-cell>
          <table:table-cell table:number-columns-repeated="2" table:style-name="ce13" office:value-type="string">
            <text:p>*</text:p>
          </table:table-cell>
          <table:table-cell table:style-name="ce13" table:formula="of:=NOW()" office:value-type="date" office:date-value="2021-03-26T15:27:02.08">
            <text:p>2021/3/26 15:27</text:p>
          </table:table-cell>
          <table:table-cell table:style-name="ce13"/>
          <table:table-cell table:style-name="ce13" table:formula="of:=NOW()" office:value-type="date" office:date-value="2021-03-26T15:27:02.08">
            <text:p>2021/3/26 15:27</text:p>
          </table:table-cell>
          <table:table-cell table:style-name="ce13" table:formula="of:=NOW()" office:value-type="date" office:date-value="2021-03-26T15:27:02.08">
            <text:p>2021/3/26 15:27</text:p>
          </table:table-cell>
          <table:table-cell table:style-name="ce13" table:formula="of:=NOW()" office:value-type="date" office:date-value="2021-03-26T15:27:02.08">
            <text:p>2021/3/26 15:27</text:p>
          </table:table-cell>
          <table:table-cell table:style-name="ce20" office:value-type="string">
            <text:p>*</text:p>
          </table:table-cell>
          <table:table-cell table:style-name="ce20"/>
          <table:table-cell table:number-columns-repeated="1010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enues" table:style-name="ta1" table:print="false">
        <table:table-column table:style-name="co1" table:default-cell-style-name="ce5"/>
        <table:table-column table:style-name="co14" table:default-cell-style-name="ce5"/>
        <table:table-column table:style-name="co3" table:default-cell-style-name="ce5"/>
        <table:table-column table:style-name="co10" table:default-cell-style-name="ce5"/>
        <table:table-column table:style-name="co9" table:number-columns-repeated="5" table:default-cell-style-name="ce14"/>
        <table:table-column table:style-name="co15" table:default-cell-style-name="ce14"/>
        <table:table-column table:style-name="co12" table:default-cell-style-name="ce14"/>
        <table:table-column table:style-name="co13" table:number-columns-repeated="1013" table:default-cell-style-name="ce14"/>
        <table:table-row table:style-name="ro1">
          <table:table-cell table:style-name="ce1" table:formula="of:=CONCATENATE(&quot;sn(&quot;;MAX(range_sn);&quot;)&quot;)" office:value-type="string" office:string-value="sn(5)">
            <text:p>sn(5)</text:p>
          </table:table-cell>
          <table:table-cell table:style-name="ce1" office:value-type="string">
            <text:p>session num</text:p>
          </table:table-cell>
          <table:table-cell table:style-name="ce7" office:value-type="string">
            <text:p>content</text:p>
          </table:table-cell>
          <table:table-cell table:style-name="ce1" office:value-type="string">
            <text:p>entry</text:p>
          </table:table-cell>
          <table:table-cell table:style-name="ce10" office:value-type="date" office:date-value="2020-05-22T13:45:14.92">
            <text:p>05.22</text:p>
          </table:table-cell>
          <table:table-cell table:style-name="ce10" table:number-columns-repeated="4"/>
          <table:table-cell/>
          <table:table-cell table:style-name="ce19"/>
          <table:table-cell table:number-columns-repeated="1013"/>
        </table:table-row>
        <table:table-row table:style-name="ro4">
          <table:table-cell table:style-name="ce21" office:value-type="float" office:value="1">
            <text:p>1</text:p>
          </table:table-cell>
          <table:table-cell table:style-name="ce23" table:number-columns-repeated="2"/>
          <table:table-cell table:style-name="ce25"/>
          <table:table-cell table:style-name="ce22" office:value-type="string">
            <text:p>*</text:p>
          </table:table-cell>
          <table:table-cell table:style-name="ce22" table:number-columns-repeated="4"/>
          <table:table-cell/>
          <table:table-cell table:style-name="ce20"/>
          <table:table-cell table:number-columns-repeated="1013"/>
        </table:table-row>
        <table:table-row table:style-name="ro4">
          <table:table-cell table:style-name="ce21" office:value-type="float" office:value="2">
            <text:p>2</text:p>
          </table:table-cell>
          <table:table-cell table:style-name="ce23" table:number-columns-repeated="2"/>
          <table:table-cell table:style-name="ce26"/>
          <table:table-cell table:style-name="ce22" office:value-type="string">
            <text:p>*</text:p>
          </table:table-cell>
          <table:table-cell table:style-name="ce22" table:number-columns-repeated="4"/>
          <table:table-cell/>
          <table:table-cell table:style-name="ce20"/>
          <table:table-cell table:number-columns-repeated="1013"/>
        </table:table-row>
        <table:table-row table:style-name="ro4">
          <table:table-cell table:style-name="ce21" office:value-type="float" office:value="3">
            <text:p>3</text:p>
          </table:table-cell>
          <table:table-cell table:style-name="ce23" table:number-columns-repeated="2"/>
          <table:table-cell table:style-name="ce26"/>
          <table:table-cell table:style-name="ce22" table:number-columns-repeated="5"/>
          <table:table-cell table:style-name="ce19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4">
          <table:table-cell table:style-name="ce22" office:value-type="float" office:value="4">
            <text:p>4</text:p>
          </table:table-cell>
          <table:table-cell table:style-name="ce22" table:number-columns-repeated="2"/>
          <table:table-cell table:style-name="ce27"/>
          <table:table-cell table:style-name="ce22" office:value-type="string">
            <text:p>*</text:p>
          </table:table-cell>
          <table:table-cell table:style-name="ce22" table:number-columns-repeated="4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4">
          <table:table-cell table:style-name="ce22" office:value-type="float" office:value="5">
            <text:p>5</text:p>
          </table:table-cell>
          <table:table-cell table:style-name="ce24" table:number-columns-repeated="2"/>
          <table:table-cell table:style-name="ce28"/>
          <table:table-cell table:style-name="ce24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4">
          <table:table-cell table:style-name="ce22" table:number-columns-repeated="3"/>
          <table:table-cell table:style-name="ce27"/>
          <table:table-cell table:style-name="ce22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4">
          <table:table-cell table:style-name="ce22" table:number-columns-repeated="3"/>
          <table:table-cell table:style-name="ce27"/>
          <table:table-cell table:style-name="ce22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4">
          <table:table-cell table:style-name="ce22" table:number-columns-repeated="3"/>
          <table:table-cell table:style-name="ce27"/>
          <table:table-cell table:style-name="ce22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4">
          <table:table-cell table:style-name="ce22" table:number-columns-repeated="3"/>
          <table:table-cell table:style-name="ce27"/>
          <table:table-cell table:style-name="ce22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4">
          <table:table-cell table:style-name="ce22" table:number-columns-repeated="3"/>
          <table:table-cell table:style-name="ce27"/>
          <table:table-cell table:style-name="ce22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4">
          <table:table-cell table:style-name="ce22" table:number-columns-repeated="3"/>
          <table:table-cell table:style-name="ce27"/>
          <table:table-cell table:style-name="ce22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4">
          <table:table-cell table:style-name="ce22" table:number-columns-repeated="3"/>
          <table:table-cell table:style-name="ce27"/>
          <table:table-cell table:style-name="ce22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6">
          <table:table-cell table:style-name="ce22" table:number-columns-repeated="3"/>
          <table:table-cell table:style-name="ce27"/>
          <table:table-cell table:style-name="ce22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6">
          <table:table-cell table:style-name="ce22" table:number-columns-repeated="3"/>
          <table:table-cell table:style-name="ce27"/>
          <table:table-cell table:style-name="ce22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3">
          <table:table-cell table:number-columns-repeated="3" table:style-name="ce4" office:value-type="string">
            <text:p>*</text:p>
          </table:table-cell>
          <table:table-cell table:style-name="ce13" table:formula="of:=NOW()" office:value-type="date" office:date-value="2021-03-26T15:28:43.41">
            <text:p>2021/3/26 15:28</text:p>
          </table:table-cell>
          <table:table-cell table:style-name="ce13" table:formula="of:=NOW()" office:value-type="date" office:date-value="2021-03-26T15:28:43.41">
            <text:p>2021/3/26 15:28</text:p>
          </table:table-cell>
          <table:table-cell table:style-name="ce13" table:formula="of:=NOW()" office:value-type="date" office:date-value="2021-03-26T15:28:43.41">
            <text:p>2021/3/26 15:28</text:p>
          </table:table-cell>
          <table:table-cell table:style-name="ce13" table:formula="of:=NOW()" office:value-type="date" office:date-value="2021-03-26T15:28:43.41">
            <text:p>2021/3/26 15:28</text:p>
          </table:table-cell>
          <table:table-cell table:style-name="ce13" table:formula="of:=NOW()" office:value-type="date" office:date-value="2021-03-26T15:28:43.41">
            <text:p>2021/3/26 15:28</text:p>
          </table:table-cell>
          <table:table-cell table:style-name="ce13" table:formula="of:=NOW()" office:value-type="date" office:date-value="2021-03-26T15:28:43.41">
            <text:p>2021/3/26 15:28</text:p>
          </table:table-cell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name="range_all_data" table:target-range-address="menues.A2:menues.E1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genre" table:target-range-address="menues.J2:menues.J15" table:on-update-keep-styles="true" table:on-update-keep-size="false"/>
        <table:database-range table:name="range_sn" table:target-range-address="menues.A2:menues.A1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6">2021/03/26</text:date>, <text:time>16:06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1-03-26T16:06:06.24</dc:date>
    <dc:creator>iwabuchi ken</dc:creator>
    <meta:editing-duration>P4DT1H2M23S</meta:editing-duration>
    <meta:editing-cycles>449</meta:editing-cycles>
    <meta:generator>OpenOffice/4.1.3$Win32 OpenOffice.org_project/413m1$Build-9783</meta:generator>
    <meta:document-statistic meta:table-count="2" meta:cell-count="162" meta:object-count="0"/>
    <meta:user-defined meta:name="sheets-banding"/>
    <meta:user-defined meta:name="sheets-original-selection"/>
  </office:meta>
</office:document-meta>
</file>